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color="#000000"/>
    </style:style>
    <style:style style:name="P1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  <style:text-properties style:font-name="Arial" style:font-name-complex="Arial" style:font-weight-complex="bold" fo:color="#000000"/>
    </style:style>
    <style:style style:name="P17" style:parent-style-name="Normal" style:family="paragraph">
      <style:paragraph-properties fo:text-align="center"/>
      <style:text-properties style:font-name="Arial" style:font-name-complex="Arial" style:font-weight-complex="bold" fo:color="#000000"/>
    </style:style>
    <style:style style:name="P18" style:parent-style-name="Normal" style:family="paragraph">
      <style:paragraph-properties fo:text-align="center"/>
      <style:text-properties style:font-name="Arial" style:font-name-complex="Arial" style:font-weight-complex="bold" fo:color="#000000"/>
    </style:style>
    <style:style style:name="P19" style:parent-style-name="Normal" style:family="paragraph">
      <style:text-properties style:font-name="Arial" style:font-name-complex="Arial" fo:color="#0000FF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style:font-name="Arial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font-name="Arial" style:font-name-complex="Arial" fo:color="#0000FF"/>
    </style:style>
    <style:style style:name="P23" style:parent-style-name="Normal" style:family="paragraph">
      <style:text-properties style:font-name="Arial" style:font-name-complex="Arial" fo:color="#0000FF"/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25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26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27" style:parent-style-name="DefaultParagraphFont" style:family="text">
      <style:text-properties style:font-name="Arial" style:font-name-complex="Arial" style:font-weight-complex="bold" fo:color="#000000"/>
    </style:style>
    <style:style style:name="T28" style:parent-style-name="DefaultParagraphFont" style:family="text">
      <style:text-properties style:font-name="Arial" style:font-name-complex="Arial" style:font-weight-complex="bold" fo:color="#000000"/>
    </style:style>
    <style:style style:name="P29" style:parent-style-name="Normal" style:family="paragraph">
      <style:text-properties style:font-name="Arial" style:font-name-complex="Arial" fo:color="#FF0000"/>
    </style:style>
    <style:style style:name="P30" style:parent-style-name="Normal" style:family="paragraph">
      <style:text-properties style:font-name="Arial" style:font-name-complex="Arial" fo:color="#FF0000"/>
    </style:style>
    <style:style style:name="P31" style:parent-style-name="Normal" style:family="paragraph">
      <style:paragraph-properties fo:margin-left="0.5in" fo:text-indent="-0.5in">
        <style:tab-stops/>
      </style:paragraph-properties>
    </style:style>
    <style:style style:name="T3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5" style:parent-style-name="DefaultParagraphFont" style:family="text">
      <style:text-properties style:font-name="Arial" style:font-name-complex="Arial" style:font-weight-complex="bold"/>
    </style:style>
    <style:style style:name="P3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8" style:parent-style-name="Normal" style:family="paragraph">
      <style:paragraph-properties fo:margin-left="0.5in" fo:text-indent="-0.5in">
        <style:tab-stops/>
      </style:paragraph-properties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0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1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2" style:parent-style-name="DefaultParagraphFont" style:family="text">
      <style:text-properties style:font-name="Arial" style:font-name-complex="Arial" style:font-weight-complex="bold" fo:color="#000000"/>
    </style:style>
    <style:style style:name="T43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44" style:parent-style-name="Normal" style:family="paragraph">
      <style:paragraph-properties fo:margin-left="4.5in" fo:text-indent="0.5in">
        <style:tab-stops/>
      </style:paragraph-properties>
    </style:style>
    <style:style style:name="T45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6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7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8" style:parent-style-name="DefaultParagraphFont" style:family="text">
      <style:text-properties style:font-name="Arial" style:font-name-complex="Arial" style:font-weight-complex="bold" fo:color="#000000"/>
    </style:style>
    <style:style style:name="T49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50" style:parent-style-name="Normal" style:family="paragraph">
      <style:text-properties style:font-name="Arial" style:font-name-complex="Arial" style:font-weight-complex="bold" fo:color="#000000"/>
    </style:style>
    <style:style style:name="P51" style:parent-style-name="Normal" style:family="paragraph">
      <style:text-properties style:font-name="Arial" style:font-name-complex="Arial" style:font-weight-complex="bold" fo:color="#000000"/>
    </style:style>
    <style:style style:name="T52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53" style:parent-style-name="DefaultParagraphFont" style:family="text">
      <style:text-properties style:font-name="Arial" style:font-name-complex="Arial" style:font-weight-complex="bold" fo:color="#000000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55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56" style:parent-style-name="DefaultParagraphFont" style:family="text">
      <style:text-properties style:font-name="Arial" style:font-name-complex="Arial" style:font-weight-complex="bold" fo:color="#000000"/>
    </style:style>
    <style:style style:name="T57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58" style:parent-style-name="Normal" style:family="paragraph">
      <style:text-properties style:font-name="Arial" style:font-name-complex="Arial" style:font-weight-complex="bold" fo:color="#000000"/>
    </style:style>
    <style:style style:name="P59" style:parent-style-name="Normal" style:family="paragraph">
      <style:text-properties style:font-name="Arial" style:font-name-complex="Arial" fo:font-weight="bold" style:font-weight-asian="bold" style:font-weight-complex="bold" fo:color="#000000"/>
    </style:style>
    <style:style style:name="P60" style:parent-style-name="Normal" style:family="paragraph">
      <style:paragraph-properties fo:margin-left="0.5in" fo:text-indent="-0.5in">
        <style:tab-stops/>
      </style:paragraph-properties>
    </style:style>
    <style:style style:name="T61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62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63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64" style:parent-style-name="DefaultParagraphFont" style:family="text">
      <style:text-properties style:font-name="Arial" style:font-name-complex="Arial" style:font-weight-complex="bold" fo:color="#000000"/>
    </style:style>
    <style:style style:name="T65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66" style:parent-style-name="Normal" style:family="paragraph">
      <style:text-properties style:font-name="Arial" style:font-name-complex="Arial" fo:font-weight="bold" style:font-weight-asian="bold" style:font-weight-complex="bold" fo:color="#FF0000"/>
    </style:style>
    <style:style style:name="T67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68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69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70" style:parent-style-name="DefaultParagraphFont" style:family="text">
      <style:text-properties style:font-name="Arial" style:font-name-complex="Arial" style:font-weight-complex="bold" fo:color="#000000"/>
    </style:style>
    <style:style style:name="P71" style:parent-style-name="Normal" style:family="paragraph">
      <style:text-properties style:font-name="Arial" style:font-name-complex="Arial" fo:color="#0000FF"/>
    </style:style>
    <style:style style:name="P72" style:parent-style-name="Normal" style:family="paragraph">
      <style:text-properties style:font-name="Arial" style:font-name-complex="Arial" fo:color="#0000FF"/>
    </style:style>
    <style:style style:name="P73" style:parent-style-name="Normal" style:family="paragraph">
      <style:text-properties style:font-name="Arial" style:font-name-complex="Arial" fo:color="#0000FF"/>
    </style:style>
    <style:style style:name="P7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7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76" style:parent-style-name="Normal" style:family="paragraph">
      <style:text-properties style:font-name="Arial" style:font-name-complex="Arial" fo:color="#0000FF"/>
    </style:style>
    <style:style style:name="P77" style:parent-style-name="Normal" style:family="paragraph">
      <style:text-properties style:font-name="Arial" style:font-name-complex="Arial" fo:color="#0000FF"/>
    </style:style>
  </office:automatic-styles>
  <office:body>
    <office:text text:use-soft-page-breaks="true">
      <text:p text:style-name="P1">Local Public Data Panel</text:p>
      <text:p text:style-name="P12">02 March 2012</text:p>
      <text:p text:style-name="P13">13.00 – 15.00</text:p>
      <text:p text:style-name="P14"/>
      <text:p text:style-name="P15">Venue</text:p>
      <text:p text:style-name="P16">Meeting Rooms GD-GE, Ground Floor,</text:p>
      <text:p text:style-name="P17">Eland House, Bressenden Place</text:p>
      <text:p text:style-name="P18">London, SW1E 5DU</text:p>
      <text:p text:style-name="P19"/>
      <text:p text:style-name="P20"><text:span text:style-name="T21">Agenda</text:span></text:p>
      <text:p text:style-name="P22"/>
      <text:p text:style-name="P23"/>
      <text:p text:style-name="Normal"><text:span text:style-name="T24">1)</text:span><text:span text:style-name="T25"><text:tab/>13:00 – 13:05:<text:s/></text:span><text:span text:style-name="T26"><text:tab/></text:span><text:span text:style-name="T27">Welcome and<text:s/></text:span><text:span text:style-name="T28">introductions</text:span></text:p>
      <text:p text:style-name="P29"/>
      <text:p text:style-name="P30"/>
      <text:p text:style-name="P31"><text:span text:style-name="T32">2)</text:span><text:span text:style-name="T33"><text:tab/>13:05 – 13:15:<text:s/></text:span><text:span text:style-name="T34"><text:tab/></text:span><text:span text:style-name="T35">Minutes of last meeting and Action Points update<text:s/></text:span></text:p>
      <text:p text:style-name="P36"/>
      <text:p text:style-name="P37"/>
      <text:p text:style-name="P38"><text:span text:style-name="T39">3)</text:span><text:span text:style-name="T40"><text:tab/>13:15 – 13:45:<text:s/></text:span><text:span text:style-name="T41"><text:tab/></text:span><text:span text:style-name="T42">Presentation - Birmingham: Open Data City?<text:s/></text:span><text:span text:style-name="T43">(Simon Whitehouse, Malkiat Thiarai)</text:span></text:p>
      <text:p text:style-name="P44"><text:span text:style-name="T45"><text:s/></text:span></text:p>
      <text:p text:style-name="Normal"><text:span text:style-name="T46">5)</text:span><text:span text:style-name="T47"><text:tab/>13:45 – 13:55:</text:span><text:span text:style-name="T48"><text:tab/>Update from Cabinet Office<text:s/></text:span><text:span text:style-name="T49">(Olivia Burman)</text:span></text:p>
      <text:p text:style-name="P50"/>
      <text:p text:style-name="P51"/>
      <text:p text:style-name="Normal"><text:span text:style-name="T52">6)</text:span><text:span text:style-name="T53"><text:tab/></text:span><text:span text:style-name="T54">1</text:span><text:span text:style-name="T55">3:55 – 14:05:</text:span><text:span text:style-name="T56"><text:tab/>Update on Crime and Justice Transparency Board<text:s/></text:span><text:span text:style-name="T57">(Will/Emer)</text:span></text:p>
      <text:p text:style-name="P58"/>
      <text:p text:style-name="P59"/>
      <text:p text:style-name="P60"><text:span text:style-name="T61">8)</text:span><text:span text:style-name="T62"><text:tab/>14:05 – 14:50:</text:span><text:span text:style-name="T63"><text:tab/><text:s/></text:span><text:span text:style-name="T64">Discussion on Benefits of Transparency<text:s/></text:span><text:span text:style-name="T65">(Paper from Janet, Tim, Roger)</text:span></text:p>
      <text:p text:style-name="P66"/>
      <text:p text:style-name="Normal"><text:span text:style-name="T67">9)</text:span><text:span text:style-name="T68"><text:tab/>14:50 – 15:00:</text:span><text:span text:style-name="T69"><text:tab/></text:span><text:span text:style-name="T70">Any Other Business (including next meeting)</text:span></text:p>
      <text:p text:style-name="P71"/>
      <text:p text:style-name="P72"/>
      <text:p text:style-name="P73"/>
      <text:p text:style-name="P74">Local Public Data Panel Secretariat</text:p>
      <text:p text:style-name="P75">Department of Communities &amp; Local Government</text:p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9in"/>
      </style:header-style>
      <style:footer-style>
        <style:header-footer-properties style:dynamic-spacing="true" fo:min-height="0.327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Calibri" fo:color="#000000" fo:font-size="11pt" style:font-size-asian="11pt"/>
    </style:style>
    <style:style style:name="T4" style:parent-style-name="DefaultParagraphFont" style:family="text">
      <style:text-properties style:font-name="Calibri" fo:color="#000000" fo:font-size="11pt" style:font-size-asian="11pt"/>
    </style:style>
    <style:style style:name="P5" style:parent-style-name="Header" style:family="paragraph">
      <style:paragraph-properties fo:text-align="center"/>
    </style:style>
    <style:style style:name="T6" style:parent-style-name="DefaultParagraphFont" style:family="text">
      <style:text-properties style:font-name="Calibri" fo:color="#000000" fo:font-size="11pt" style:font-size-asian="11pt"/>
    </style:style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style:font-name="Calibri" fo:color="#000000" fo:font-size="11pt" style:font-size-asian="11pt"/>
    </style:style>
    <style:style style:name="T9" style:parent-style-name="DefaultParagraphFont" style:family="text">
      <style:text-properties style:font-name="Calibri" fo:color="#000000" fo:font-size="11pt" style:font-size-asian="11pt"/>
    </style:style>
    <style:style style:name="P10" style:parent-style-name="Footer" style:family="paragraph">
      <style:paragraph-properties fo:text-align="center"/>
    </style:style>
    <style:style style:name="T11" style:parent-style-name="DefaultParagraphFont" style:family="text">
      <style:text-properties style:font-name="Calibri" fo:color="#000000" fo:font-size="11pt" style:font-size-asian="11pt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  <text:p text:style-name="P5"><text:span text:style-name="T6">UNCLASSIFIED</text:span></text:p>
      </style:header>
      <style:footer>
        <text:p text:style-name="P7"><text:span text:style-name="T8"/><text:span text:style-name="T9">UNCLASSIFIED</text:span></text:p>
        <text:p text:style-name="P10"><text:span text:style-name="T11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Local Public Data Panel</dc:title>
    <meta:initial-creator>pworsfol</meta:initial-creator>
    <dc:creator>Hazel Lee</dc:creator>
    <meta:creation-date>2013-05-23T22:42:00Z</meta:creation-date>
    <dc:date>2013-05-23T22:42:00Z</dc:date>
    <meta:template xlink:href="Normal" xlink:type="simple"/>
    <meta:editing-cycles>2</meta:editing-cycles>
    <meta:editing-duration>PT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newpolicy" value=""/&gt;&lt;element uid="id_unclassified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b4f5656e-e159-48bf-a3eb-e5fe37cf5d42</meta:user-defined>
    <meta:document-statistic meta:page-count="1" meta:paragraph-count="1" meta:word-count="111" meta:character-count="748" meta:row-count="5" meta:non-whitespace-character-count="638"/>
  </office:meta>
</office:document-meta>
</file>